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2" style:family="graphic" style:parent-style-name="objectwithoutfill">
      <style:graphic-properties svg:stroke-color="#ff950e" draw:marker-end-width="0.2cm" draw:fill="none" draw:textarea-vertical-align="middle"/>
    </style:style>
    <style:style style:name="gr33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36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color="#3333ff" draw:marker-end-width="0.15cm" draw:fill="none" draw:textarea-vertical-align="middle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9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2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8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9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7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8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9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0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1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2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3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</text:span><text:span text:style-name="T7">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6cm" svg:x2="27.18cm" svg:y2="2.901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8" draw:text-style-name="P12" draw:layer="layout" svg:x1="15.654cm" svg:y1="11.422cm" svg:x2="16.288cm" svg:y2="11.422cm">
          <text:p/>
        </draw:line>
        <draw:line draw:style-name="gr29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9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30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1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2" draw:text-style-name="P12" draw:layer="layout" svg:x1="4.203cm" svg:y1="24.842cm" svg:x2="5.303cm" svg:y2="24.842cm">
          <text:p/>
        </draw:line>
        <draw:line draw:style-name="gr32" draw:text-style-name="P12" draw:layer="layout" svg:x1="4.305cm" svg:y1="25.256cm" svg:x2="5.295cm" svg:y2="25.256cm">
          <text:p/>
        </draw:line>
        <draw:line draw:style-name="gr32" draw:text-style-name="P12" draw:layer="layout" svg:x1="4.209cm" svg:y1="28.033cm" svg:x2="4.209cm" svg:y2="24.839cm">
          <text:p/>
        </draw:line>
        <draw:line draw:style-name="gr32" draw:text-style-name="P12" draw:layer="layout" svg:x1="4.306cm" svg:y1="27.922cm" svg:x2="4.306cm" svg:y2="25.257cm">
          <text:p/>
        </draw:line>
        <draw:line draw:style-name="gr32" draw:text-style-name="P12" draw:layer="layout" svg:x1="4.403cm" svg:y1="27.82cm" svg:x2="4.403cm" svg:y2="25.69cm">
          <text:p/>
        </draw:line>
        <draw:line draw:style-name="gr32" draw:text-style-name="P12" draw:layer="layout" svg:x1="4.407cm" svg:y1="25.691cm" svg:x2="5.295cm" svg:y2="25.691cm">
          <text:p/>
        </draw:line>
        <draw:line draw:style-name="gr32" draw:text-style-name="P12" draw:layer="layout" svg:x1="4.407cm" svg:y1="27.811cm" svg:x2="15.703cm" svg:y2="27.811cm">
          <text:p/>
        </draw:line>
        <draw:line draw:style-name="gr32" draw:text-style-name="P12" draw:layer="layout" svg:x1="4.306cm" svg:y1="27.907cm" svg:x2="15.805cm" svg:y2="27.907cm">
          <text:p/>
        </draw:line>
        <draw:line draw:style-name="gr32" draw:text-style-name="P12" draw:layer="layout" svg:x1="4.203cm" svg:y1="28.013cm" svg:x2="15.906cm" svg:y2="28.007cm">
          <text:p/>
        </draw:line>
        <draw:line draw:style-name="gr32" draw:text-style-name="P12" draw:layer="layout" svg:x1="15.707cm" svg:y1="27.812cm" svg:x2="15.707cm" svg:y2="23.984cm">
          <text:p/>
        </draw:line>
        <draw:line draw:style-name="gr32" draw:text-style-name="P12" draw:layer="layout" svg:x1="15.805cm" svg:y1="27.906cm" svg:x2="15.805cm" svg:y2="23.984cm">
          <text:p/>
        </draw:line>
        <draw:line draw:style-name="gr32" draw:text-style-name="P12" draw:layer="layout" svg:x1="15.893cm" svg:y1="28.007cm" svg:x2="15.893cm" svg:y2="23.916cm">
          <text:p/>
        </draw:line>
        <draw:line draw:style-name="gr33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4.805cm" svg:y1="2.899cm" svg:x2="15.67cm" svg:y2="2.899cm">
          <text:p/>
        </draw:line>
        <draw:line draw:style-name="gr35" draw:text-style-name="P12" draw:layer="layout" svg:x1="15.647cm" svg:y1="5.791cm" svg:x2="16.088cm" svg:y2="5.791cm">
          <text:p/>
        </draw:line>
        <draw:line draw:style-name="gr35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6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5.648cm" svg:y1="5.691cm" svg:x2="16.089cm" svg:y2="5.691cm">
          <text:p/>
        </draw:line>
        <draw:line draw:style-name="gr35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7" draw:text-style-name="P12" draw:layer="layout" svg:x1="20.098cm" svg:y1="5.293cm" svg:x2="20.367cm" svg:y2="5.293cm">
          <text:p/>
        </draw:line>
        <draw:line draw:style-name="gr37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8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40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1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2" draw:text-style-name="P12" draw:layer="layout" svg:x1="3.681cm" svg:y1="24.747cm" svg:x2="5.303cm" svg:y2="24.747cm">
          <text:p/>
        </draw:line>
        <draw:line draw:style-name="gr32" draw:text-style-name="P12" draw:layer="layout" svg:x1="3.613cm" svg:y1="25.158cm" svg:x2="5.295cm" svg:y2="25.158cm">
          <text:p/>
        </draw:line>
        <draw:line draw:style-name="gr32" draw:text-style-name="P12" draw:layer="layout" svg:x1="3.531cm" svg:y1="25.591cm" svg:x2="5.295cm" svg:y2="25.591cm">
          <text:p/>
        </draw:line>
        <draw:line draw:style-name="gr32" draw:text-style-name="P12" draw:layer="layout" svg:x1="3.677cm" svg:y1="24.752cm" svg:x2="3.678cm" svg:y2="11.255cm">
          <text:p/>
        </draw:line>
        <draw:line draw:style-name="gr32" draw:text-style-name="P12" draw:layer="layout" svg:x1="3.601cm" svg:y1="25.152cm" svg:x2="3.601cm" svg:y2="11.265cm">
          <text:p/>
        </draw:line>
        <draw:line draw:style-name="gr32" draw:text-style-name="P12" draw:layer="layout" svg:x1="3.523cm" svg:y1="25.594cm" svg:x2="3.524cm" svg:y2="11.245cm">
          <text:p/>
        </draw:line>
        <draw:line draw:style-name="gr33" draw:text-style-name="P12" draw:layer="layout" svg:x1="3.525cm" svg:y1="11.253cm" svg:x2="4.025cm" svg:y2="11.253cm">
          <text:p/>
        </draw:line>
        <draw:custom-shape draw:style-name="gr38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2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2" draw:text-style-name="P12" draw:layer="layout" svg:x1="21.4cm" svg:y1="17.089cm" svg:x2="26.694cm" svg:y2="17.089cm">
          <text:p/>
        </draw:line>
        <draw:line draw:style-name="gr42" draw:text-style-name="P12" draw:layer="layout" svg:x1="26.697cm" svg:y1="18.414cm" svg:x2="26.697cm" svg:y2="17.088cm">
          <text:p/>
        </draw:line>
        <draw:line draw:style-name="gr42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3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4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5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6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84cm" svg:x2="25.719cm" svg:y2="2.784cm">
          <text:p/>
        </draw:line>
        <draw:line draw:style-name="gr42" draw:text-style-name="P12" draw:layer="layout" svg:x1="27.19cm" svg:y1="4.87cm" svg:x2="26.415cm" svg:y2="4.871cm">
          <text:p/>
        </draw:line>
        <draw:line draw:style-name="gr42" draw:text-style-name="P12" draw:layer="layout" svg:x1="26.409cm" svg:y1="4.883cm" svg:x2="26.405cm" svg:y2="2.777cm">
          <text:p/>
        </draw:line>
        <draw:line draw:style-name="gr27" draw:text-style-name="P12" draw:layer="layout" svg:x1="27.205cm" svg:y1="5.099cm" svg:x2="26.186cm" svg:y2="5.099cm">
          <text:p/>
        </draw:line>
        <draw:custom-shape draw:style-name="gr47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2" draw:text-style-name="P12" draw:layer="layout" svg:x1="26.785cm" svg:y1="14.193cm" svg:x2="27.216cm" svg:y2="14.192cm">
          <text:p/>
        </draw:line>
        <draw:line draw:style-name="gr42" draw:text-style-name="P12" draw:layer="layout" svg:x1="26.786cm" svg:y1="14.194cm" svg:x2="26.785cm" svg:y2="11.196cm">
          <text:p/>
        </draw:line>
        <draw:custom-shape draw:style-name="gr47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2" draw:text-style-name="P12" draw:layer="layout" svg:x1="26.238cm" svg:y1="14.186cm" svg:x2="25.807cm" svg:y2="14.185cm">
          <text:p/>
        </draw:line>
        <draw:line draw:style-name="gr42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7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7" draw:text-style-name="P12" draw:layer="layout" svg:x1="27.107cm" svg:y1="15.728cm" svg:x2="28.025cm" svg:y2="15.728cm">
          <text:p/>
        </draw:line>
        <draw:line draw:style-name="gr37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7" draw:text-style-name="P12" draw:layer="layout" svg:x1="12.496cm" svg:y1="15.722cm" svg:x2="13.466cm" svg:y2="15.722cm">
          <text:p/>
        </draw:line>
        <draw:line draw:style-name="gr37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28" draw:text-style-name="P22" draw:layer="layout" svg:x1="32.012cm" svg:y1="16.952cm" svg:x2="33.012cm" svg:y2="16.952cm">
          <text:p/>
        </draw:line>
        <draw:line draw:style-name="gr28" draw:text-style-name="P22" draw:layer="layout" svg:x1="32.012cm" svg:y1="17.352cm" svg:x2="33.012cm" svg:y2="17.352cm">
          <text:p/>
        </draw:line>
        <draw:frame draw:style-name="gr56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4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7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5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9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7" draw:text-style-name="P12" draw:layer="layout" svg:x1="13.563cm" svg:y1="19.538cm" svg:x2="13.563cm" svg:y2="11.377cm">
          <text:p/>
        </draw:line>
        <draw:line draw:style-name="gr37" draw:text-style-name="P12" draw:layer="layout" svg:x1="12.496cm" svg:y1="19.522cm" svg:x2="13.57cm" svg:y2="19.524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7" draw:text-style-name="P12" draw:layer="layout" svg:x1="27.01cm" svg:y1="20.157cm" svg:x2="27.008cm" svg:y2="11.3cm">
          <text:p/>
        </draw:line>
        <draw:line draw:style-name="gr37" draw:text-style-name="P12" draw:layer="layout" svg:x1="27.022cm" svg:y1="20.129cm" svg:x2="28.025cm" svg:y2="20.128cm">
          <text:p/>
        </draw:line>
      </draw:page>
      <draw:page draw:name="page3" draw:style-name="dp1" draw:master-page-name="Default">
        <draw:custom-shape draw:style-name="gr57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8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63" draw:text-style-name="P12" draw:layer="layout" svg:x1="15.686cm" svg:y1="16.909cm" svg:x2="16.32cm" svg:y2="16.909cm">
          <text:p/>
        </draw:line>
        <draw:line draw:style-name="gr63" draw:text-style-name="P12" draw:layer="layout" svg:x1="15.672cm" svg:y1="16.928cm" svg:x2="15.679cm" svg:y2="11.177cm">
          <text:p/>
        </draw:line>
        <draw:custom-shape draw:style-name="gr64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DETAILS_COUNT</text:span><text:span text:style-name="T6"><text:tab/></text:span><text:span text:style-name="T6">INTEGER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63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63" draw:text-style-name="P22" draw:layer="layout" svg:x1="20.309cm" svg:y1="12.028cm" svg:x2="23.145cm" svg:y2="12.028cm">
          <text:p/>
        </draw:line>
        <draw:line draw:style-name="gr63" draw:text-style-name="P22" draw:layer="layout" svg:x1="23.341cm" svg:y1="14.724cm" svg:x2="23.341cm" svg:y2="11.834cm">
          <text:p/>
        </draw:line>
        <draw:line draw:style-name="gr63" draw:text-style-name="P22" draw:layer="layout" svg:x1="23.144cm" svg:y1="15.321cm" svg:x2="23.144cm" svg:y2="12.035cm">
          <text:p/>
        </draw:line>
        <draw:line draw:style-name="gr37" draw:text-style-name="P12" draw:layer="layout" svg:x1="30.995cm" svg:y1="14.695cm" svg:x2="32.113cm" svg:y2="14.695cm">
          <text:p/>
        </draw:line>
        <draw:line draw:style-name="gr37" draw:text-style-name="P12" draw:layer="layout" svg:x1="32.115cm" svg:y1="14.705cm" svg:x2="32.115cm" svg:y2="11.136cm">
          <text:p/>
        </draw:line>
        <draw:line draw:style-name="gr9" draw:text-style-name="P12" draw:layer="layout" svg:x1="32.135cm" svg:y1="11.133cm" svg:x2="31.003cm" svg:y2="11.133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4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5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9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3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7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2-06T16:34:03.472177388</dc:date>
    <meta:editing-duration>P34DT14H54M9S</meta:editing-duration>
    <meta:editing-cycles>262</meta:editing-cycles>
    <meta:generator>LibreOffice/5.1.6.2.0$Linux_X86_64 LibreOffice_project/10$Build-2</meta:generator>
    <meta:document-statistic meta:object-count="301"/>
  </office:meta>
</office:document-meta>
</file>